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rsid="000ce67e" officeooo:paragraph-rsid="0013dbf9" style:font-size-asian="12pt" style:font-size-complex="12pt"/>
    </style:style>
    <style:style style:name="P2" style:family="paragraph" style:parent-style-name="Standard">
      <style:text-properties style:font-name="Liberation Mono" fo:font-size="12pt" officeooo:rsid="000edbf8" officeooo:paragraph-rsid="0013dbf9" style:font-size-asian="12pt" style:font-size-complex="12pt"/>
    </style:style>
    <style:style style:name="P3" style:family="paragraph" style:parent-style-name="Standard">
      <style:text-properties style:font-name="Liberation Mono" fo:font-size="12pt" officeooo:rsid="0010d690" officeooo:paragraph-rsid="0013dbf9" style:font-size-asian="12pt" style:font-size-complex="12pt"/>
    </style:style>
    <style:style style:name="P4" style:family="paragraph" style:parent-style-name="Standard">
      <style:text-properties style:font-name="Liberation Mono" fo:font-size="12pt" officeooo:rsid="0012a541" officeooo:paragraph-rsid="0013dbf9" style:font-size-asian="12pt" style:font-size-complex="12pt"/>
    </style:style>
    <style:style style:name="P5" style:family="paragraph" style:parent-style-name="Standard">
      <style:text-properties style:font-name="Liberation Mono" fo:font-size="12pt" officeooo:rsid="00146ba4" officeooo:paragraph-rsid="0013dbf9" style:font-size-asian="12pt" style:font-size-complex="12pt"/>
    </style:style>
    <style:style style:name="P6" style:family="paragraph" style:parent-style-name="Standard">
      <style:text-properties style:font-name="Liberation Mono" fo:font-size="12pt" officeooo:paragraph-rsid="0013dbf9" style:font-size-asian="12pt" style:font-size-complex="12pt"/>
    </style:style>
    <style:style style:name="P7" style:family="paragraph" style:parent-style-name="Standard">
      <style:text-properties style:font-name="Liberation Mono" fo:font-size="12pt" fo:font-weight="normal" officeooo:rsid="0017bcda" officeooo:paragraph-rsid="0013dbf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Mono" fo:font-size="12pt" fo:font-weight="normal" officeooo:paragraph-rsid="0013dbf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Mono" fo:font-size="12pt" fo:font-weight="normal" officeooo:rsid="0016cf49" officeooo:paragraph-rsid="0013dbf9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13dbf9"/>
    </style:style>
    <style:style style:name="P11" style:family="paragraph" style:parent-style-name="Text_20_body">
      <style:text-properties style:font-name="Liberation Mono" fo:font-size="12pt" officeooo:rsid="0017bcda" officeooo:paragraph-rsid="0013dbf9" style:font-size-asian="12pt" style:font-size-complex="12pt"/>
    </style:style>
    <style:style style:name="P12" style:family="paragraph" style:parent-style-name="Text_20_body">
      <style:text-properties style:font-name="Liberation Mono" fo:font-size="12pt" officeooo:rsid="002e6055" officeooo:paragraph-rsid="0013dbf9" style:font-size-asian="12pt" style:font-size-complex="12pt"/>
    </style:style>
    <style:style style:name="P13" style:family="paragraph" style:parent-style-name="Text_20_body">
      <style:text-properties style:font-name="Liberation Mono" fo:font-size="12pt" officeooo:paragraph-rsid="0013dbf9" style:font-size-asian="12pt" style:font-size-complex="12pt"/>
    </style:style>
    <style:style style:name="P14" style:family="paragraph" style:parent-style-name="Text_20_body">
      <style:text-properties style:font-name="Liberation Mono" fo:font-size="12pt" fo:font-weight="normal" officeooo:rsid="0017bcda" officeooo:paragraph-rsid="0013dbf9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Liberation Mono" fo:font-size="12pt" fo:font-weight="normal" officeooo:paragraph-rsid="0013dbf9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font-name="Liberation Mono" fo:font-size="12pt" fo:font-weight="normal" officeooo:rsid="00226544" officeooo:paragraph-rsid="0013dbf9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Liberation Mono" fo:font-size="12pt" fo:font-weight="bold" officeooo:paragraph-rsid="0013dbf9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Mono" fo:font-size="12pt" officeooo:paragraph-rsid="0013dbf9" style:font-size-asian="12pt" style:font-size-complex="12pt"/>
    </style:style>
    <style:style style:name="P19" style:family="paragraph" style:parent-style-name="Preformatted_20_Text" style:list-style-name="L6">
      <style:paragraph-properties fo:margin-top="0in" fo:margin-bottom="0.1965in" loext:contextual-spacing="false"/>
      <style:text-properties style:font-name="Liberation Mono" fo:font-size="12pt" officeooo:paragraph-rsid="0013dbf9" style:font-size-asian="12pt" style:font-size-complex="12pt"/>
    </style:style>
    <style:style style:name="P20" style:family="paragraph" style:parent-style-name="Preformatted_20_Text" style:list-style-name="L7">
      <style:paragraph-properties fo:margin-top="0in" fo:margin-bottom="0.1965in" loext:contextual-spacing="false"/>
      <style:text-properties style:font-name="Liberation Mono" fo:font-size="12pt" officeooo:paragraph-rsid="0013dbf9" style:font-size-asian="12pt" style:font-size-complex="12pt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Liberation Mono" fo:font-size="12pt" officeooo:paragraph-rsid="0013dbf9" style:font-size-asian="12pt" style:font-size-complex="12pt"/>
    </style:style>
    <style:style style:name="P22" style:family="paragraph" style:parent-style-name="Preformatted_20_Text" style:list-style-name="L1">
      <style:paragraph-properties fo:margin-top="0in" fo:margin-bottom="0.1965in" loext:contextual-spacing="false"/>
      <style:text-properties style:font-name="Liberation Mono" fo:font-size="12pt" fo:font-weight="normal" officeooo:paragraph-rsid="0013dbf9" style:font-size-asian="12pt" style:font-weight-asian="normal" style:font-size-complex="12pt" style:font-weight-complex="normal"/>
    </style:style>
    <style:style style:name="P23" style:family="paragraph" style:parent-style-name="Preformatted_20_Text" style:list-style-name="L5">
      <style:paragraph-properties fo:margin-top="0in" fo:margin-bottom="0.1965in" loext:contextual-spacing="false"/>
      <style:text-properties style:font-name="Liberation Mono" fo:font-size="12pt" fo:font-weight="normal" officeooo:paragraph-rsid="0013dbf9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margin-top="0in" fo:margin-bottom="0.1965in" loext:contextual-spacing="false"/>
      <style:text-properties style:font-name="Liberation Mono" fo:font-size="12pt" fo:font-weight="normal" officeooo:paragraph-rsid="0013dbf9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officeooo:paragraph-rsid="0013dbf9"/>
    </style:style>
    <style:style style:name="T1" style:family="text">
      <style:text-properties style:text-position="33% 8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a541" style:font-weight-asian="bold" style:font-weight-complex="bold"/>
    </style:style>
    <style:style style:name="T4" style:family="text">
      <style:text-properties fo:font-weight="bold" officeooo:rsid="0014f8a7" style:font-weight-asian="bold" style:font-weight-complex="bold"/>
    </style:style>
    <style:style style:name="T5" style:family="text">
      <style:text-properties officeooo:rsid="0023d9ab"/>
    </style:style>
    <style:style style:name="T6" style:family="text">
      <style:text-properties officeooo:rsid="0017bcda"/>
    </style:style>
    <style:style style:name="T7" style:family="text">
      <style:text-properties officeooo:rsid="0025bbce"/>
    </style:style>
    <style:style style:name="T8" style:family="text">
      <style:text-properties officeooo:rsid="00226544"/>
    </style:style>
    <style:style style:name="T9" style:family="text">
      <style:text-properties officeooo:rsid="0028b258"/>
    </style:style>
    <style:style style:name="T10" style:family="text">
      <style:text-properties officeooo:rsid="002aab46"/>
    </style:style>
    <style:style style:name="T11" style:family="text">
      <style:text-properties officeooo:rsid="002c748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c7489" style:font-weight-asian="normal" style:font-weight-complex="normal"/>
    </style:style>
    <style:style style:name="T14" style:family="text">
      <style:text-properties fo:font-weight="normal" officeooo:rsid="0030a2ae" style:font-weight-asian="normal" style:font-weight-complex="normal"/>
    </style:style>
    <style:style style:name="T15" style:family="text">
      <style:text-properties fo:font-weight="normal" officeooo:rsid="00328248" style:font-weight-asian="normal" style:font-weight-complex="normal"/>
    </style:style>
    <style:style style:name="T16" style:family="text">
      <style:text-properties officeooo:rsid="002e6055"/>
    </style:style>
    <style:style style:name="T17" style:family="text">
      <style:text-properties officeooo:rsid="002ea4fc"/>
    </style:style>
    <style:style style:name="T18" style:family="text">
      <style:text-properties officeooo:rsid="0030a2ae"/>
    </style:style>
    <style:style style:name="T19" style:family="text">
      <style:text-properties officeooo:rsid="00328248"/>
    </style:style>
    <style:style style:name="T20" style:family="text">
      <style:text-properties officeooo:rsid="000edbf8"/>
    </style:style>
    <style:style style:name="T21" style:family="text">
      <style:text-properties officeooo:rsid="0041bfab"/>
    </style:style>
    <style:style style:name="T22" style:family="text">
      <style:text-properties officeooo:rsid="00363c61"/>
    </style:style>
    <style:style style:name="T23" style:family="text">
      <style:text-properties officeooo:rsid="0038067a"/>
    </style:style>
    <style:style style:name="T24" style:family="text">
      <style:text-properties officeooo:rsid="0012a541"/>
    </style:style>
    <style:style style:name="T25" style:family="text">
      <style:text-properties style:font-name="Liberation Mono" fo:font-size="12pt" style:font-size-asian="12pt" style:font-size-complex="12pt"/>
    </style:style>
    <style:style style:name="T26" style:family="text">
      <style:text-properties style:font-name="Liberation Mono" fo:font-size="12pt" officeooo:rsid="00146ba4" style:font-size-asian="12pt" style:font-size-complex="12pt"/>
    </style:style>
    <style:style style:name="T27" style:family="text">
      <style:text-properties style:font-name="Liberation Mono" fo:font-size="12pt" officeooo:rsid="0009ae44" style:font-size-asian="12pt" style:font-size-complex="12pt"/>
    </style:style>
    <style:style style:name="T28" style:family="text">
      <style:text-properties style:font-name="Liberation Mono" fo:font-size="12pt" officeooo:rsid="0038067a" style:font-size-asian="12pt" style:font-size-complex="12pt"/>
    </style:style>
    <style:style style:name="T29" style:family="text">
      <style:text-properties style:font-name="Liberation Mono" fo:font-size="12pt" officeooo:rsid="000b4ccb" style:font-size-asian="12pt" style:font-size-complex="12pt"/>
    </style:style>
    <style:style style:name="T30" style:family="text">
      <style:text-properties style:font-name="Liberation Mono" fo:font-size="12pt" officeooo:rsid="000ba0d9" style:font-size-asian="12pt" style:font-size-complex="12pt"/>
    </style:style>
    <style:style style:name="T31" style:family="text">
      <style:text-properties style:font-name="Liberation Mono" fo:font-size="12pt" officeooo:rsid="000bfcad" style:font-size-asian="12pt" style:font-size-complex="12pt"/>
    </style:style>
    <style:style style:name="T32" style:family="text">
      <style:text-properties style:font-name="Liberation Mono" fo:font-size="12pt" officeooo:rsid="003c9ba9" style:font-size-asian="12pt" style:font-size-complex="12pt"/>
    </style:style>
    <style:style style:name="T33" style:family="text">
      <style:text-properties style:font-name="Liberation Mono" fo:font-size="12pt" officeooo:rsid="003c9d6e" style:font-size-asian="12pt" style:font-size-complex="12pt"/>
    </style:style>
    <style:style style:name="T34" style:family="text">
      <style:text-properties style:font-name="Liberation Mono" fo:font-size="12pt" officeooo:rsid="003d228d" style:font-size-asian="12pt" style:font-size-complex="12pt"/>
    </style:style>
    <style:style style:name="T35" style:family="text">
      <style:text-properties style:font-name="Liberation Mono" fo:font-size="12pt" officeooo:rsid="003e2b01" style:font-size-asian="12pt" style:font-size-complex="12pt"/>
    </style:style>
    <style:style style:name="T36" style:family="text">
      <style:text-properties style:font-name="Liberation Mono" fo:font-size="12pt" officeooo:rsid="003e75fc" style:font-size-asian="12pt" style:font-size-complex="12pt"/>
    </style:style>
    <style:style style:name="T37" style:family="text">
      <style:text-properties style:font-name="Liberation Mono" fo:font-size="12pt" officeooo:rsid="00401a40" style:font-size-asian="12pt" style:font-size-complex="12pt"/>
    </style:style>
    <style:style style:name="T38" style:family="text">
      <style:text-properties style:font-name="Liberation Mono" fo:font-size="12pt" officeooo:rsid="00405ed4" style:font-size-asian="12pt" style:font-size-complex="12pt"/>
    </style:style>
    <style:style style:name="T39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40" style:family="text">
      <style:text-properties style:font-name="Liberation Mono" fo:font-size="12pt" fo:font-weight="bold" officeooo:rsid="0009ae44" style:font-size-asian="12pt" style:font-weight-asian="bold" style:font-size-complex="12pt" style:font-weight-complex="bold"/>
    </style:style>
    <style:style style:name="T41" style:family="text">
      <style:text-properties style:font-name="Liberation Mono" fo:font-size="12pt" fo:font-weight="bold" officeooo:rsid="000b4ccb" style:font-size-asian="12pt" style:font-weight-asian="bold" style:font-size-complex="12pt" style:font-weight-complex="bold"/>
    </style:style>
    <style:style style:name="T42" style:family="text">
      <style:text-properties style:font-name="Liberation Mono" fo:font-size="12pt" fo:font-weight="bold" officeooo:rsid="000bfcad" style:font-size-asian="12pt" style:font-weight-asian="bold" style:font-size-complex="12pt" style:font-weight-complex="bold"/>
    </style:style>
    <style:style style:name="T43" style:family="text">
      <style:text-properties officeooo:rsid="0014f8a7"/>
    </style:style>
    <style:style style:name="T44" style:family="text">
      <style:text-properties officeooo:rsid="0009ae4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<text:span text:style-name="T5">1. </text:span>Is Python case sensitive when dealing with identifiers?</text:p>
      <text:p text:style-name="P9"/>
      <text:p text:style-name="P9">a) <text:s/>yes</text:p>
      <text:p text:style-name="P9">b) <text:s/>no</text:p>
      <text:p text:style-name="P9">c) <text:s/><text:span text:style-name="T6">machine independent</text:span></text:p>
      <text:p text:style-name="P7">d) <text:s/>none of the mentioned</text:p>
      <text:p text:style-name="P7"/>
      <text:p text:style-name="P7"><text:span text:style-name="T5">2. </text:span>Which is the correct operator for power(x<text:span text:style-name="T1">y</text:span>)?</text:p>
      <text:p text:style-name="P7"/>
      <text:p text:style-name="P7">a) x^y</text:p>
      <text:p text:style-name="P7">b) x*y</text:p>
      <text:p text:style-name="P7">c) x**y</text:p>
      <text:p text:style-name="P7">d) x^^y</text:p>
      <text:p text:style-name="P7"/>
      <text:p text:style-name="P7"><text:span text:style-name="T5">3. </text:span>What is answer of this expression, 22 % 3 is?</text:p>
      <text:p text:style-name="P7"/>
      <text:p text:style-name="P7">a) 7</text:p>
      <text:p text:style-name="P7">b) 1</text:p>
      <text:p text:style-name="P7">c) 0</text:p>
      <text:p text:style-name="P7">d) 5</text:p>
      <text:p text:style-name="P7"/>
      <text:p text:style-name="P7"><text:span text:style-name="T5">4. </text:span>Operators with the same precedence are evaluated in which manner?</text:p>
      <text:p text:style-name="P7"><text:line-break/>a) Left to Right<text:line-break/>b) Right to Left<text:line-break/>c) Can’t say<text:line-break/>d) None of the mentioned</text:p>
      <text:p text:style-name="P7"/>
      <text:p text:style-name="P7"><text:span text:style-name="T5">5. </text:span>Which one of the following have the same precedence?<text:line-break/>a) Addition and Subtraction<text:line-break/>b) Multiplication and Division<text:line-break/>c) Both Addition and Subtraction AND Multiplication and Division<text:line-break/>d) None of the mentioned</text:p>
      <text:p text:style-name="P7"/>
      <text:p text:style-name="P7"><text:span text:style-name="T5">6. </text:span>Which one of the following have the highest precedence in the expression?<text:line-break/>a) Exponential<text:line-break/>b) Addition<text:line-break/>c) Multiplication<text:line-break/>d) Parentheses</text:p>
      <text:p text:style-name="P7"/>
      <text:p text:style-name="P7"/>
      <text:p text:style-name="P7"><text:span text:style-name="T5">7. </text:span>What is the return type of function id ?<text:line-break/>a) int<text:line-break/>b) float<text:line-break/>c) bool<text:line-break/>d) dict</text:p>
      <text:p text:style-name="P7"/>
      <text:p text:style-name="P7"><text:soft-page-break/></text:p>
      <text:p text:style-name="P7"/>
      <text:p text:style-name="P7"><text:span text:style-name="T5">8. </text:span>What error occurs when you execute?<text:line-break/>apple = mango<text:line-break/>a) SyntaxError<text:line-break/>b) NameError<text:line-break/>c) ValueError<text:line-break/>d) TypeError</text:p>
      <text:p text:style-name="P7"/>
      <text:p text:style-name="P14"><text:span text:style-name="T5">9. </text:span>Carefully observe the code and give the answer.</text:p>
      <text:list xml:id="list3908098666215064186" text:style-name="L1">
        <text:list-header>
          <text:p text:style-name="P22">def example(a):</text:p>
          <text:list>
            <text:list-header>
              <text:p text:style-name="P22">a = a + '2'</text:p>
              <text:p text:style-name="P22">a = a*2</text:p>
              <text:p text:style-name="P22">return a</text:p>
            </text:list-header>
          </text:list>
          <text:p text:style-name="P22">example("hello")</text:p>
        </text:list-header>
      </text:list>
      <text:p text:style-name="P15">a) indentation Error<text:line-break/>b) cannot perform mathematical operation on strings<text:line-break/>c) hello2<text:line-break/>d) hello2hello2</text:p>
      <text:p text:style-name="P15"/>
      <text:p text:style-name="P15"><text:span text:style-name="T5">10. </text:span>Select all options that print <text:line-break/><text:tab/>hello-how-are-you<text:line-break/>a) print(‘hello’, ‘how’, ‘are’, ‘you’)<text:line-break/>b) print(‘hello’, ‘how’, ‘are’, ‘you’ + ‘-‘ * 4)<text:line-break/>c) print(‘hello-‘ + ‘how-are-you’)<text:line-break/>d) print(‘hello’ + ‘-‘ + ‘how’ + ‘-‘ + ‘are’ + ‘you’)</text:p>
      <text:p text:style-name="P15"/>
      <text:p text:style-name="P15"><text:span text:style-name="T5">11. </text:span>What is the return value of trunc() ?<text:line-break/>a) int<text:line-break/>b) bool<text:line-break/>c) float<text:line-break/>d) None</text:p>
      <text:p text:style-name="P14"><text:span text:style-name="T5">12 . </text:span>The following is displayed by a print function call:</text:p>
      <text:list xml:id="list5656442325956361578" text:style-name="L5">
        <text:list-header>
          <text:p text:style-name="P23">tom</text:p>
          <text:p text:style-name="P23">dick</text:p>
          <text:p text:style-name="P23"><text:soft-page-break/>harry</text:p>
        </text:list-header>
      </text:list>
      <text:p text:style-name="P7"/>
      <text:p text:style-name="P7">Select all of the function calls that result in this output</text:p>
      <text:p text:style-name="P7"><text:line-break/>a) print(”’tom<text:line-break/>\ndick<text:line-break/>\nharry”’)<text:line-break/>b) print(”’tomdickharry”’)<text:line-break/>c) print(‘tom\ndick\nharry’)<text:line-break/>d) print(‘tom<text:line-break/>dick<text:line-break/>harry’)</text:p>
      <text:p text:style-name="P7"/>
      <text:p text:style-name="P7"/>
      <text:p text:style-name="P7"><text:span text:style-name="T7">13. </text:span>What does ~4 evaluate to?<text:line-break/>a) -5<text:line-break/>b) -4<text:line-break/>c) -3<text:line-break/>d) +3</text:p>
      <text:p text:style-name="P7"/>
      <text:p text:style-name="P7"><text:span text:style-name="T7">14. </text:span>What is the result of cmp(3, 1)?<text:line-break/>a) 1<text:line-break/>b) 0<text:line-break/>c) True<text:line-break/>d) False</text:p>
      <text:p text:style-name="P7"/>
      <text:p text:style-name="P7"/>
      <text:p text:style-name="P7"/>
      <text:p text:style-name="P14"><text:span text:style-name="T7">15. </text:span>Following set of commands are executed in shell, what will be the output?</text:p>
      <text:p text:style-name="P15"><text:tab/><text:span text:style-name="T8">str=”hello”</text:span></text:p>
      <text:p text:style-name="P15"><text:tab/><text:span text:style-name="T8">str [ : 2]</text:span></text:p>
      <text:p text:style-name="P16">a)he</text:p>
      <text:p text:style-name="P16">b)llo</text:p>
      <text:p text:style-name="P16">c)olleh</text:p>
      <text:p text:style-name="P16">d)<text:span text:style-name="T9">hel</text:span></text:p>
      <text:p text:style-name="P16"/>
      <text:p text:style-name="P16"><text:span text:style-name="T10">16</text:span>. What is the result of cmp(3, 1)?<text:line-break/>a) 1<text:line-break/>b) 0<text:line-break/>c) True<text:line-break/>d) False</text:p>
      <text:p text:style-name="P7"><text:soft-page-break/></text:p>
      <text:p text:style-name="P7"/>
      <text:p text:style-name="P7"/>
      <text:p text:style-name="P7"><text:span text:style-name="T10">17. </text:span>What does 3 ^ 4 evaluate to?<text:line-break/>a) 81<text:line-break/>b) 12<text:line-break/>c) 0.75<text:line-break/>d) 7</text:p>
      <text:p text:style-name="P7"/>
      <text:p text:style-name="P7"><text:span text:style-name="T11">18. <text:s/></text:span>Which of the following operators has its associativity from right to left?<text:line-break/>a) +<text:line-break/>b) //<text:line-break/>c) %<text:line-break/>d) **</text:p>
      <text:p text:style-name="P7"/>
      <text:p text:style-name="P8"><text:span text:style-name="T11">19. <text:s/></text:span>What is the value of the following expression:</text:p>
      <text:p text:style-name="P24">float(22//3+3/3)</text:p>
      <text:p text:style-name="P15">a) 8<text:line-break/>b) 8.0<text:line-break/>c) 8.3<text:line-break/>d) 8.33</text:p>
      <text:p text:style-name="P15"><text:span text:style-name="T11">20. </text:span>What is the value of the following expression:</text:p>
      <text:p text:style-name="P24">8/4/2, 8/(4/2)</text:p>
      <text:p text:style-name="P15">a) (1.0, 4.0)<text:line-break/>b) (1.0, 1.0)<text:line-break/>c) (4.0. 1.0)<text:line-break/>d) (4.0, 4.0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08:36:19.028980255</meta:creation-date>
    <dc:date>2021-02-26T08:39:23.042633033</dc:date>
    <meta:editing-duration>PT3M4S</meta:editing-duration>
    <meta:editing-cycles>1</meta:editing-cycles>
    <meta:document-statistic meta:table-count="0" meta:image-count="0" meta:object-count="0" meta:page-count="4" meta:paragraph-count="54" meta:word-count="446" meta:character-count="2340" meta:non-whitespace-character-count="1936"/>
    <meta:generator>LibreOffice/5.1.6.2$Linux_x86 LibreOffice_project/10m0$Build-2</meta:generator>
  </office:meta>
</office:document-meta>
</file>